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2.129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655cm"/>
    </style:style>
    <style:style style:name="co7" style:family="table-column">
      <style:table-column-properties fo:break-before="auto" style:column-width="2.591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344cm"/>
    </style:style>
    <style:style style:name="co10" style:family="table-column">
      <style:table-column-properties fo:break-before="auto" style:column-width="2.314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3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6" style:family="table-cell" style:parent-style-name="Excel_20_Built-in_20_Normal">
      <style:table-cell-properties style:diagonal-bl-tr="none" style:diagonal-tl-br="none" style:rotation-align="none"/>
    </style:style>
    <style:style style:name="ce7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table:style-name="ce1" office:value-type="string">
            <text:p>Scale-free generation</text:p>
          </table:table-cell>
          <table:table-cell table:style-name="ce5" table:number-columns-repeated="2"/>
          <table:table-cell table:style-name="ce8"/>
          <table:table-cell table:style-name="ce1" office:value-type="string">
            <text:p>Small-world generation</text:p>
          </table:table-cell>
          <table:table-cell table:style-name="ce5" table:number-columns-repeated="2"/>
          <table:table-cell table:style-name="ce8"/>
          <table:table-cell table:style-name="ce1" office:value-type="string">
            <text:p>Scale-Free Running</text:p>
          </table:table-cell>
          <table:table-cell table:style-name="ce5" table:number-columns-repeated="2"/>
          <table:table-cell table:style-name="ce8"/>
          <table:table-cell table:style-name="ce1" office:value-type="string">
            <text:p>Small-world running</text:p>
          </table:table-cell>
          <table:table-cell table:style-name="ce5" table:number-columns-repeated="2"/>
          <table:table-cell table:style-name="ce8"/>
          <table:table-cell table:number-columns-repeated="1008"/>
        </table:table-row>
        <table:table-row table:style-name="ro1"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(ms)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 (ms)</text:p>
          </table:table-cell>
          <table:table-cell table:number-columns-repeated="1008"/>
        </table:table-row>
        <table:table-row table:style-name="ro1">
          <table:table-cell table:style-name="ce3" office:value-type="float" office:value="250">
            <text:p>250</text:p>
          </table:table-cell>
          <table:table-cell table:style-name="ce6" office:value-type="float" office:value="1365961111381">
            <text:p>1365961111381</text:p>
          </table:table-cell>
          <table:table-cell table:style-name="ce6" office:value-type="float" office:value="1365961112653">
            <text:p>1365961112653</text:p>
          </table:table-cell>
          <table:table-cell table:style-name="ce9" table:formula="of:=[.C3]-[.B3]" office:value-type="float" office:value="1272">
            <text:p>1272</text:p>
          </table:table-cell>
          <table:table-cell table:style-name="ce3" office:value-type="float" office:value="250">
            <text:p>250</text:p>
          </table:table-cell>
          <table:table-cell table:style-name="ce6" office:value-type="float" office:value="1365971033735">
            <text:p>1365971033735</text:p>
          </table:table-cell>
          <table:table-cell table:style-name="ce6" office:value-type="float" office:value="1365971033783">
            <text:p>1365971033783</text:p>
          </table:table-cell>
          <table:table-cell table:style-name="ce9" table:formula="of:=[.G3]-[.F3]" office:value-type="float" office:value="48">
            <text:p>48</text:p>
          </table:table-cell>
          <table:table-cell table:style-name="ce3" office:value-type="float" office:value="73">
            <text:p>73</text:p>
          </table:table-cell>
          <table:table-cell table:style-name="ce6" office:value-type="float" office:value="1365962213077">
            <text:p>1365962213077</text:p>
          </table:table-cell>
          <table:table-cell table:style-name="ce6" office:value-type="float" office:value="1365962240200">
            <text:p>1365962240200</text:p>
          </table:table-cell>
          <table:table-cell table:style-name="ce9" table:formula="of:=[.K3]-[.J3]" office:value-type="float" office:value="27123">
            <text:p>27123</text:p>
          </table:table-cell>
          <table:table-cell table:style-name="ce3" office:value-type="float" office:value="250">
            <text:p>250</text:p>
          </table:table-cell>
          <table:table-cell table:style-name="ce6" office:value-type="float" office:value="1365971033930">
            <text:p>1365971033930</text:p>
          </table:table-cell>
          <table:table-cell table:style-name="ce6" office:value-type="float" office:value="1365971095445">
            <text:p>1365971095445</text:p>
          </table:table-cell>
          <table:table-cell table:style-name="ce9" table:formula="of:=[.O3]-[.N3]" office:value-type="float" office:value="61515">
            <text:p>61515</text:p>
          </table:table-cell>
          <table:table-cell table:number-columns-repeated="1008"/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6" office:value-type="float" office:value="1365962774840">
            <text:p>1365962774840</text:p>
          </table:table-cell>
          <table:table-cell table:style-name="ce6" office:value-type="float" office:value="1365962784884">
            <text:p>1365962784884</text:p>
          </table:table-cell>
          <table:table-cell table:style-name="ce9" table:formula="of:=[.C4]-[.B4]" office:value-type="float" office:value="10044">
            <text:p>10044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1365971271981">
            <text:p>1365971271981</text:p>
          </table:table-cell>
          <table:table-cell table:style-name="ce6" office:value-type="float" office:value="1365971272031">
            <text:p>1365971272031</text:p>
          </table:table-cell>
          <table:table-cell table:style-name="ce9" table:formula="of:=[.G4]-[.F4]" office:value-type="float" office:value="50">
            <text:p>50</text:p>
          </table:table-cell>
          <table:table-cell table:style-name="ce3" office:value-type="float" office:value="143">
            <text:p>143</text:p>
          </table:table-cell>
          <table:table-cell table:style-name="ce6" office:value-type="float" office:value="1365962785019">
            <text:p>1365962785019</text:p>
          </table:table-cell>
          <table:table-cell table:style-name="ce6" office:value-type="float" office:value="1365962835378">
            <text:p>1365962835378</text:p>
          </table:table-cell>
          <table:table-cell table:style-name="ce9" table:formula="of:=[.K4]-[.J4]" office:value-type="float" office:value="50359">
            <text:p>50359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1365971272221">
            <text:p>1365971272221</text:p>
          </table:table-cell>
          <table:table-cell table:style-name="ce6" office:value-type="float" office:value="1365971406699">
            <text:p>1365971406699</text:p>
          </table:table-cell>
          <table:table-cell table:style-name="ce9" table:formula="of:=[.O4]-[.N4]" office:value-type="float" office:value="134478">
            <text:p>134478</text:p>
          </table:table-cell>
          <table:table-cell table:number-columns-repeated="1008"/>
        </table:table-row>
        <table:table-row table:style-name="ro1">
          <table:table-cell table:style-name="ce3" office:value-type="float" office:value="750">
            <text:p>750</text:p>
          </table:table-cell>
          <table:table-cell table:style-name="ce6" office:value-type="float" office:value="1365964598967">
            <text:p>1365964598967</text:p>
          </table:table-cell>
          <table:table-cell table:style-name="ce6" office:value-type="float" office:value="1365964631259">
            <text:p>1365964631259</text:p>
          </table:table-cell>
          <table:table-cell table:style-name="ce9" table:formula="of:=[.C5]-[.B5]" office:value-type="float" office:value="32292">
            <text:p>32292</text:p>
          </table:table-cell>
          <table:table-cell table:style-name="ce3" office:value-type="float" office:value="750">
            <text:p>750</text:p>
          </table:table-cell>
          <table:table-cell table:style-name="ce6" office:value-type="float" office:value="1365971662573">
            <text:p>1365971662573</text:p>
          </table:table-cell>
          <table:table-cell table:style-name="ce6" office:value-type="float" office:value="1365971662625">
            <text:p>1365971662625</text:p>
          </table:table-cell>
          <table:table-cell table:style-name="ce9" table:formula="of:=[.G5]-[.F5]" office:value-type="float" office:value="52">
            <text:p>52</text:p>
          </table:table-cell>
          <table:table-cell table:style-name="ce3" office:value-type="float" office:value="197">
            <text:p>197</text:p>
          </table:table-cell>
          <table:table-cell table:style-name="ce6" office:value-type="float" office:value="1365964631409">
            <text:p>1365964631409</text:p>
          </table:table-cell>
          <table:table-cell table:style-name="ce6" office:value-type="float" office:value="1365964689580">
            <text:p>1365964689580</text:p>
          </table:table-cell>
          <table:table-cell table:style-name="ce9" table:formula="of:=[.K5]-[.J5]" office:value-type="float" office:value="58171">
            <text:p>58171</text:p>
          </table:table-cell>
          <table:table-cell table:style-name="ce3" office:value-type="float" office:value="750">
            <text:p>750</text:p>
          </table:table-cell>
          <table:table-cell table:style-name="ce6" office:value-type="float" office:value="1365971662819">
            <text:p>1365971662819</text:p>
          </table:table-cell>
          <table:table-cell table:style-name="ce6" office:value-type="float" office:value="1365971875609">
            <text:p>1365971875609</text:p>
          </table:table-cell>
          <table:table-cell table:style-name="ce9" table:formula="of:=[.O5]-[.N5]" office:value-type="float" office:value="212790">
            <text:p>212790</text:p>
          </table:table-cell>
          <table:table-cell table:number-columns-repeated="1008"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6" office:value-type="float" office:value="1365965022327">
            <text:p>1365965022327</text:p>
          </table:table-cell>
          <table:table-cell table:style-name="ce6" office:value-type="float" office:value="1365965105689">
            <text:p>1365965105689</text:p>
          </table:table-cell>
          <table:table-cell table:style-name="ce9" table:formula="of:=[.C6]-[.B6]" office:value-type="float" office:value="83362">
            <text:p>83362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1365971975354">
            <text:p>1365971975354</text:p>
          </table:table-cell>
          <table:table-cell table:style-name="ce6" office:value-type="float" office:value="1365971975410">
            <text:p>1365971975410</text:p>
          </table:table-cell>
          <table:table-cell table:style-name="ce9" table:formula="of:=[.G6]-[.F6]" office:value-type="float" office:value="56">
            <text:p>56</text:p>
          </table:table-cell>
          <table:table-cell table:style-name="ce3" office:value-type="float" office:value="271">
            <text:p>271</text:p>
          </table:table-cell>
          <table:table-cell table:style-name="ce6" office:value-type="float" office:value="1365965105742">
            <text:p>1365965105742</text:p>
          </table:table-cell>
          <table:table-cell table:style-name="ce6" office:value-type="float" office:value="1365965198563">
            <text:p>1365965198563</text:p>
          </table:table-cell>
          <table:table-cell table:style-name="ce9" table:formula="of:=[.K6]-[.J6]" office:value-type="float" office:value="92821">
            <text:p>92821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1365971975623">
            <text:p>1365971975623</text:p>
          </table:table-cell>
          <table:table-cell table:style-name="ce6" office:value-type="float" office:value="1365972268283">
            <text:p>1365972268283</text:p>
          </table:table-cell>
          <table:table-cell table:style-name="ce9" table:formula="of:=[.O6]-[.N6]" office:value-type="float" office:value="292660">
            <text:p>292660</text:p>
          </table:table-cell>
          <table:table-cell table:number-columns-repeated="1008"/>
        </table:table-row>
        <table:table-row table:style-name="ro1">
          <table:table-cell table:style-name="ce3" office:value-type="float" office:value="1250">
            <text:p>1250</text:p>
          </table:table-cell>
          <table:table-cell table:style-name="ce6" office:value-type="float" office:value="1365965316727">
            <text:p>1365965316727</text:p>
          </table:table-cell>
          <table:table-cell table:style-name="ce6" office:value-type="float" office:value="1365965477699">
            <text:p>1365965477699</text:p>
          </table:table-cell>
          <table:table-cell table:style-name="ce9" table:formula="of:=[.C7]-[.B7]" office:value-type="float" office:value="160972">
            <text:p>160972</text:p>
          </table:table-cell>
          <table:table-cell table:style-name="ce3" office:value-type="float" office:value="1250">
            <text:p>1250</text:p>
          </table:table-cell>
          <table:table-cell table:style-name="ce6" office:value-type="float" office:value="1365973791155">
            <text:p>1365973791155</text:p>
          </table:table-cell>
          <table:table-cell table:style-name="ce6" office:value-type="float" office:value="1365973791213">
            <text:p>1365973791213</text:p>
          </table:table-cell>
          <table:table-cell table:style-name="ce9" table:formula="of:=[.G7]-[.F7]" office:value-type="float" office:value="58">
            <text:p>58</text:p>
          </table:table-cell>
          <table:table-cell table:style-name="ce3" office:value-type="float" office:value="319">
            <text:p>319</text:p>
          </table:table-cell>
          <table:table-cell table:style-name="ce6" office:value-type="float" office:value="1365965477756">
            <text:p>1365965477756</text:p>
          </table:table-cell>
          <table:table-cell table:style-name="ce6" office:value-type="float" office:value="1365965589682">
            <text:p>1365965589682</text:p>
          </table:table-cell>
          <table:table-cell table:style-name="ce9" table:formula="of:=[.K7]-[.J7]" office:value-type="float" office:value="111926">
            <text:p>111926</text:p>
          </table:table-cell>
          <table:table-cell table:style-name="ce3" office:value-type="float" office:value="1250">
            <text:p>1250</text:p>
          </table:table-cell>
          <table:table-cell table:style-name="ce6" office:value-type="float" office:value="1365973791401">
            <text:p>1365973791401</text:p>
          </table:table-cell>
          <table:table-cell table:style-name="ce6" office:value-type="float" office:value="1365974184174">
            <text:p>1365974184174</text:p>
          </table:table-cell>
          <table:table-cell table:style-name="ce9" table:formula="of:=[.O7]-[.N7]" office:value-type="float" office:value="392773">
            <text:p>392773</text:p>
          </table:table-cell>
          <table:table-cell table:number-columns-repeated="1008"/>
        </table:table-row>
        <table:table-row table:style-name="ro1">
          <table:table-cell table:style-name="ce3" office:value-type="float" office:value="1500">
            <text:p>1500</text:p>
          </table:table-cell>
          <table:table-cell table:style-name="ce6" office:value-type="float" office:value="1365965735155">
            <text:p>1365965735155</text:p>
          </table:table-cell>
          <table:table-cell table:style-name="ce6" office:value-type="float" office:value="1365966011272">
            <text:p>1365966011272</text:p>
          </table:table-cell>
          <table:table-cell table:style-name="ce9" table:formula="of:=[.C8]-[.B8]" office:value-type="float" office:value="276117">
            <text:p>276117</text:p>
          </table:table-cell>
          <table:table-cell table:style-name="ce3" office:value-type="float" office:value="1500">
            <text:p>1500</text:p>
          </table:table-cell>
          <table:table-cell table:style-name="ce6" office:value-type="float" office:value="1365974993933">
            <text:p>1365974993933</text:p>
          </table:table-cell>
          <table:table-cell table:style-name="ce6" office:value-type="float" office:value="1365974993997">
            <text:p>1365974993997</text:p>
          </table:table-cell>
          <table:table-cell table:style-name="ce9" table:formula="of:=[.G8]-[.F8]" office:value-type="float" office:value="64">
            <text:p>64</text:p>
          </table:table-cell>
          <table:table-cell table:style-name="ce3" office:value-type="float" office:value="411">
            <text:p>411</text:p>
          </table:table-cell>
          <table:table-cell table:style-name="ce6" office:value-type="float" office:value="1365966011455">
            <text:p>1365966011455</text:p>
          </table:table-cell>
          <table:table-cell table:style-name="ce6" office:value-type="float" office:value="1365966178676">
            <text:p>1365966178676</text:p>
          </table:table-cell>
          <table:table-cell table:style-name="ce9" table:formula="of:=[.K8]-[.J8]" office:value-type="float" office:value="167221">
            <text:p>167221</text:p>
          </table:table-cell>
          <table:table-cell table:style-name="ce3" office:value-type="float" office:value="1500">
            <text:p>1500</text:p>
          </table:table-cell>
          <table:table-cell table:style-name="ce6" office:value-type="float" office:value="1365974994255">
            <text:p>1365974994255</text:p>
          </table:table-cell>
          <table:table-cell table:style-name="ce6" office:value-type="float" office:value="1365975494579">
            <text:p>1365975494579</text:p>
          </table:table-cell>
          <table:table-cell table:style-name="ce9" table:formula="of:=[.O8]-[.N8]" office:value-type="float" office:value="500324">
            <text:p>500324</text:p>
          </table:table-cell>
          <table:table-cell table:number-columns-repeated="1008"/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6" office:value-type="float" office:value="1365966308239">
            <text:p>1365966308239</text:p>
          </table:table-cell>
          <table:table-cell table:style-name="ce6" office:value-type="float" office:value="1365966949561">
            <text:p>1365966949561</text:p>
          </table:table-cell>
          <table:table-cell table:style-name="ce9" table:formula="of:=[.C9]-[.B9]" office:value-type="float" office:value="641322">
            <text:p>641322</text:p>
          </table:table-cell>
          <table:table-cell table:style-name="ce3" office:value-type="float" office:value="2000">
            <text:p>2000</text:p>
          </table:table-cell>
          <table:table-cell table:style-name="ce6" office:value-type="float" office:value="1365975718097">
            <text:p>1365975718097</text:p>
          </table:table-cell>
          <table:table-cell table:style-name="ce6" office:value-type="float" office:value="1365975718165">
            <text:p>1365975718165</text:p>
          </table:table-cell>
          <table:table-cell table:style-name="ce9" table:formula="of:=[.G9]-[.F9]" office:value-type="float" office:value="68">
            <text:p>68</text:p>
          </table:table-cell>
          <table:table-cell table:style-name="ce3" office:value-type="float" office:value="507">
            <text:p>507</text:p>
          </table:table-cell>
          <table:table-cell table:style-name="ce6" office:value-type="float" office:value="1365966949753">
            <text:p>1365966949753</text:p>
          </table:table-cell>
          <table:table-cell table:style-name="ce6" office:value-type="float" office:value="1365967134108">
            <text:p>1365967134108</text:p>
          </table:table-cell>
          <table:table-cell table:style-name="ce9" table:formula="of:=[.K9]-[.J9]" office:value-type="float" office:value="184355">
            <text:p>184355</text:p>
          </table:table-cell>
          <table:table-cell table:style-name="ce3" office:value-type="float" office:value="2000">
            <text:p>2000</text:p>
          </table:table-cell>
          <table:table-cell table:style-name="ce6" office:value-type="float" office:value="1365975718471">
            <text:p>1365975718471</text:p>
          </table:table-cell>
          <table:table-cell table:style-name="ce6" office:value-type="float" office:value="1365976475554">
            <text:p>1365976475554</text:p>
          </table:table-cell>
          <table:table-cell table:style-name="ce9" table:formula="of:=[.O9]-[.N9]" office:value-type="float" office:value="757083">
            <text:p>757083</text:p>
          </table:table-cell>
          <table:table-cell table:number-columns-repeated="1008"/>
        </table:table-row>
        <table:table-row table:style-name="ro1">
          <table:table-cell table:style-name="ce3" office:value-type="float" office:value="3000">
            <text:p>3000</text:p>
          </table:table-cell>
          <table:table-cell table:style-name="ce6" office:value-type="float" office:value="1365967238431">
            <text:p>1365967238431</text:p>
          </table:table-cell>
          <table:table-cell table:style-name="ce6" office:value-type="float" office:value="1365969514194">
            <text:p>1365969514194</text:p>
          </table:table-cell>
          <table:table-cell table:style-name="ce9" table:formula="of:=[.C10]-[.B10]" office:value-type="float" office:value="2275763">
            <text:p>2275763</text:p>
          </table:table-cell>
          <table:table-cell table:style-name="ce3" office:value-type="float" office:value="3000">
            <text:p>3000</text:p>
          </table:table-cell>
          <table:table-cell table:style-name="ce6" office:value-type="float" office:value="1365978794628">
            <text:p>1365978794628</text:p>
          </table:table-cell>
          <table:table-cell table:style-name="ce6" office:value-type="float" office:value="1365978794702">
            <text:p>1365978794702</text:p>
          </table:table-cell>
          <table:table-cell table:style-name="ce9" table:formula="of:=[.G10]-[.F10]" office:value-type="float" office:value="74">
            <text:p>74</text:p>
          </table:table-cell>
          <table:table-cell table:style-name="ce3" office:value-type="float" office:value="782">
            <text:p>782</text:p>
          </table:table-cell>
          <table:table-cell table:style-name="ce6" office:value-type="float" office:value="1365969514414">
            <text:p>1365969514414</text:p>
          </table:table-cell>
          <table:table-cell table:style-name="ce6" office:value-type="float" office:value="1365969824355">
            <text:p>1365969824355</text:p>
          </table:table-cell>
          <table:table-cell table:style-name="ce9" table:formula="of:=[.K10]-[.J10]" office:value-type="float" office:value="309941">
            <text:p>309941</text:p>
          </table:table-cell>
          <table:table-cell table:style-name="ce3" office:value-type="float" office:value="3000">
            <text:p>3000</text:p>
          </table:table-cell>
          <table:table-cell table:style-name="ce6" office:value-type="float" office:value="1365978795080">
            <text:p>1365978795080</text:p>
          </table:table-cell>
          <table:table-cell table:style-name="ce6" office:value-type="float" office:value="1365980048243">
            <text:p>1365980048243</text:p>
          </table:table-cell>
          <table:table-cell table:style-name="ce9" table:formula="of:=[.O10]-[.N10]" office:value-type="float" office:value="1253163">
            <text:p>1253163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1]-[.B1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1]-[.F1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1]-[.J1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1]-[.N1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2]-[.B1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2]-[.F1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2]-[.J1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2]-[.N12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3]-[.B1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3]-[.F1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3]-[.J1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3]-[.N1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>
            <draw:frame table:end-cell-address="Sheet1.D30" table:end-x="1.849cm" table:end-y="0.118cm" draw:z-index="0" draw:style-name="gr1" draw:text-style-name="P1" svg:width="7.826cm" svg:height="7.596cm" svg:x="0.085cm" svg:y="0.001cm">
              <draw:object draw:notify-on-update-of-ranges="Sheet1.A3:Sheet1.A10 Sheet1.D3:Sheet1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table:style-name="ce6"/>
          <table:table-cell table:style-name="ce9" table:formula="of:=[.C14]-[.B1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4]-[.F1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4]-[.J14]" office:value-type="float" office:value="0">
            <text:p>0</text:p>
          </table:table-cell>
          <table:table-cell table:style-name="ce3">
            <draw:frame table:end-cell-address="Sheet1.P27" table:end-x="2.108cm" table:end-y="0.088cm" draw:z-index="3" draw:style-name="gr1" draw:text-style-name="P1" svg:width="8.364cm" svg:height="5.843cm" svg:x="0.36cm" svg:y="0.322cm">
              <draw:object draw:notify-on-update-of-ranges="Sheet1.M3:Sheet1.M10 Sheet1.P3:Sheet1.P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 table:style-name="ce6"/>
          <table:table-cell table:style-name="ce9" table:formula="of:=[.O14]-[.N14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5]-[.B15]" office:value-type="float" office:value="0">
            <text:p>0</text:p>
          </table:table-cell>
          <table:table-cell table:style-name="ce3">
            <draw:frame table:end-cell-address="Sheet1.H25" table:end-x="2.092cm" table:end-y="0.292cm" draw:z-index="1" draw:style-name="gr1" draw:text-style-name="P1" svg:width="7.488cm" svg:height="4.792cm" svg:x="0.568cm" svg:y="0.174cm">
              <draw:object draw:notify-on-update-of-ranges="Sheet1.E3:Sheet1.E10 Sheet1.H3:Sheet1.H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 table:style-name="ce6"/>
          <table:table-cell table:style-name="ce9" table:formula="of:=[.G15]-[.F1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5]-[.J1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5]-[.N15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6]-[.B1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6]-[.F1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6]-[.J1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6]-[.N16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7]-[.B1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7]-[.F1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7]-[.J1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7]-[.N17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8]-[.B1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8]-[.F1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8]-[.J1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8]-[.N18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9]-[.B1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9]-[.F19]" office:value-type="float" office:value="0">
            <text:p>0</text:p>
            <draw:frame table:end-cell-address="Sheet1.L30" table:end-x="1.645cm" table:end-y="0.205cm" draw:z-index="2" draw:style-name="gr1" draw:text-style-name="P1" svg:width="7.883cm" svg:height="5.2cm" svg:x="2.629cm" svg:y="0.147cm">
              <draw:object draw:notify-on-update-of-ranges="Sheet1.I3:Sheet1.I10 Sheet1.L3:Sheet1.L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/>
          <table:table-cell table:number-columns-repeated="2" table:style-name="ce6"/>
          <table:table-cell table:style-name="ce9" table:formula="of:=[.K19]-[.J1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9]-[.N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0]-[.B2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0]-[.F2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0]-[.J2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0]-[.N20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1]-[.B2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1]-[.F2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1]-[.J2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1]-[.N2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2]-[.B2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2]-[.F2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2]-[.J2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2]-[.N22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3]-[.B2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3]-[.F2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3]-[.J2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3]-[.N2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4]-[.B2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4]-[.F2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4]-[.J2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4]-[.N24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5]-[.B2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5]-[.F2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5]-[.J2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5]-[.N25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6]-[.B2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6]-[.F2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6]-[.J2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6]-[.N26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7]-[.B2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7]-[.F2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7]-[.J2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7]-[.N27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8]-[.B2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8]-[.F2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8]-[.J2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8]-[.N28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9]-[.B2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9]-[.F2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9]-[.J2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9]-[.N2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0]-[.B3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0]-[.F3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0]-[.J3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0]-[.N30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1]-[.B3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1]-[.F3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1]-[.J3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1]-[.N3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2]-[.B3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2]-[.F3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2]-[.J3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2]-[.N32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3]-[.B3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3]-[.F3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3]-[.J3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3]-[.N3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4]-[.B3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4]-[.F3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4]-[.J3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4]-[.N34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5]-[.B3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5]-[.F3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5]-[.J3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5]-[.N35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6]-[.B3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6]-[.F3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6]-[.J3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6]-[.N36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7]-[.B3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7]-[.F3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7]-[.J3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7]-[.N37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2" table:style-name="ce7"/>
          <table:table-cell table:style-name="ce9" table:formula="of:=[.C38]-[.B38]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9" table:formula="of:=[.G38]-[.F38]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9" table:formula="of:=[.K38]-[.J38]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9" table:formula="of:=[.O38]-[.N38]" office:value-type="float" office:value="0">
            <text:p>0</text:p>
          </table:table-cell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13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3:55:52</dc:date>
    <meta:document-statistic meta:table-count="1" meta:cell-count="484" meta:object-count="4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27cm" svg:height="7.597cm" xlink:href=".." xlink:type="simple" chart:class="chart:scatter" chart:style-name="ch1">
        <chart:title svg:x="1.508cm" svg:y="0.286cm" chart:style-name="ch2">
          <text:p>Scale-Free Generation</text:p>
        </chart:title>
        <chart:plot-area chart:style-name="ch3" table:cell-range-address="Sheet1.A3:Sheet1.A10 Sheet1.D3:Sheet1.D10" svg:x="1.155cm" svg:y="1.532cm" svg:width="6.36cm" svg:height="4.945cm">
          <chartooo:coordinate-region svg:x="2.775cm" svg:y="1.731cm" svg:width="4.341cm" svg:height="4.099cm"/>
          <chart:axis chart:dimension="x" chart:name="primary-x" chart:style-name="ch4">
            <chart:title svg:x="3.028cm" svg:y="6.628cm" chart:style-name="ch5">
              <text:p>Number of Nodes</text:p>
            </chart:title>
          </chart:axis>
          <chart:axis chart:dimension="y" chart:name="primary-y" chart:style-name="ch4">
            <chart:title svg:x="0.451cm" svg:y="5.232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D3:Sheet1.D10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3:Sheet1.A10</svg:desc>
                </draw:g>
              </table:table-cell>
              <table:table-cell office:value-type="float" office:value="1272">
                <text:p>1272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32292">
                <text:p>3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3362">
                <text:p>83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60972">
                <text:p>160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76117">
                <text:p>276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41322">
                <text:p>641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2275763">
                <text:p>2275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489cm" svg:height="4.793cm" xlink:href=".." xlink:type="simple" chart:class="chart:scatter" chart:style-name="ch1">
        <chart:title svg:x="1.22cm" svg:y="0.23cm" chart:style-name="ch2">
          <text:p>Small-World Generation</text:p>
        </chart:title>
        <chart:plot-area chart:style-name="ch3" table:cell-range-address="Sheet1.E3:Sheet1.E10 Sheet1.H3:Sheet1.H10" svg:x="1.148cm" svg:y="1.308cm" svg:width="6.043cm" svg:height="2.421cm">
          <chartooo:coordinate-region svg:x="1.994cm" svg:y="1.507cm" svg:width="4.798cm" svg:height="1.575cm"/>
          <chart:axis chart:dimension="x" chart:name="primary-x" chart:style-name="ch4">
            <chart:title svg:x="2.862cm" svg:y="3.824cm" chart:style-name="ch5">
              <text:p>Number of Nodes</text:p>
            </chart:title>
          </chart:axis>
          <chart:axis chart:dimension="y" chart:name="primary-y" chart:style-name="ch4">
            <chart:title svg:x="0.451cm" svg:y="3.746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H3:Sheet1.H10" chart:class="chart:scatter">
            <chart:domain table:cell-range-address="Sheet1.E3:Sheet1.E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E3:Sheet1.E10</svg:desc>
                </draw:g>
              </table:table-cell>
              <table:table-cell office:value-type="float" office:value="48">
                <text:p>48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84cm" svg:height="5.201cm" xlink:href=".." xlink:type="simple" chart:class="chart:scatter" chart:style-name="ch1">
        <chart:title svg:x="1.001cm" svg:y="0.239cm" chart:style-name="ch2">
          <text:p>Scale-Free Simulation Runs</text:p>
        </chart:title>
        <chart:plot-area chart:style-name="ch3" table:cell-range-address="Sheet1.I3:Sheet1.I10 Sheet1.L3:Sheet1.L10" svg:x="1.156cm" svg:y="1.344cm" svg:width="6.414cm" svg:height="2.784cm">
          <chartooo:coordinate-region svg:x="2.578cm" svg:y="1.543cm" svg:width="4.593cm" svg:height="1.938cm"/>
          <chart:axis chart:dimension="x" chart:name="primary-x" chart:style-name="ch4">
            <chart:title svg:x="3.056cm" svg:y="4.232cm" chart:style-name="ch5">
              <text:p>Number of Nodes</text:p>
            </chart:title>
          </chart:axis>
          <chart:axis chart:dimension="y" chart:name="primary-y" chart:style-name="ch4">
            <chart:title svg:x="0.451cm" svg:y="3.964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L3:Sheet1.L10" chart:class="chart:scatter">
            <chart:domain table:cell-range-address="Sheet1.I3:Sheet1.I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Sheet1.I3:Sheet1.I10</svg:desc>
                </draw:g>
              </table:table-cell>
              <table:table-cell office:value-type="float" office:value="27123">
                <text:p>27123</text:p>
                <draw:g>
                  <svg:desc>Sheet1.L3:Sheet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50359">
                <text:p>50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">
                <text:p>197</text:p>
              </table:table-cell>
              <table:table-cell office:value-type="float" office:value="58171">
                <text:p>58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92821">
                <text:p>92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111926">
                <text:p>111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1">
                <text:p>411</text:p>
              </table:table-cell>
              <table:table-cell office:value-type="float" office:value="167221">
                <text:p>167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7">
                <text:p>507</text:p>
              </table:table-cell>
              <table:table-cell office:value-type="float" office:value="184355">
                <text:p>184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2">
                <text:p>782</text:p>
              </table:table-cell>
              <table:table-cell office:value-type="float" office:value="309941">
                <text:p>309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65cm" svg:height="5.844cm" xlink:href=".." xlink:type="simple" chart:class="chart:scatter" chart:style-name="ch1">
        <chart:title svg:x="1.936cm" svg:y="0.251cm" chart:style-name="ch2">
          <text:p>Small-World Running</text:p>
        </chart:title>
        <chart:plot-area chart:style-name="ch3" table:cell-range-address="Sheet1.M3:Sheet1.M10 Sheet1.P3:Sheet1.P10" svg:x="1.166cm" svg:y="1.392cm" svg:width="6.865cm" svg:height="3.367cm">
          <chartooo:coordinate-region svg:x="2.786cm" svg:y="1.591cm" svg:width="4.846cm" svg:height="2.521cm"/>
          <chart:axis chart:dimension="x" chart:name="primary-x" chart:style-name="ch4">
            <chart:title svg:x="3.291cm" svg:y="4.875cm" chart:style-name="ch5">
              <text:p>Number of Nodes</text:p>
            </chart:title>
          </chart:axis>
          <chart:axis chart:dimension="y" chart:name="primary-y" chart:style-name="ch4">
            <chart:title svg:x="0.451cm" svg:y="4.303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P3:Sheet1.P10" chart:class="chart:scatter">
            <chart:domain table:cell-range-address="Sheet1.M3:Sheet1.M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M3:Sheet1.M10</svg:desc>
                </draw:g>
              </table:table-cell>
              <table:table-cell office:value-type="float" office:value="61515">
                <text:p>61515</text:p>
                <draw:g>
                  <svg:desc>Sheet1.P3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34478">
                <text:p>13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12790">
                <text:p>2127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92660">
                <text:p>2926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392773">
                <text:p>392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500324">
                <text:p>50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757083">
                <text:p>757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1253163">
                <text:p>12531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